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Package uses types real, integer, location, rect and region (geometric)</text:p>
      <text:p text:style-name="Standard">// Use same identifiers (there can be several versions of a function with same identifier.</text:p>
      <text:p text:style-name="Standard">// Use aliases like CreateSpecialEffect and aliases for BJs</text:p>
      <text:p text:style-name="Standard">package jasspp</text:p>
      <text:p text:style-name="Standard">{</text:p>
      <text:p text:style-name="Standard"><text:tab/>public package MiscModule</text:p>
      <text:p text:style-name="Standard"><text:tab/>{</text:p>
      <text:p text:style-name="Standard"><text:tab/><text:tab/>template &lt; abstract function SlotFunction &gt;</text:p>
      <text:p text:style-name="Standard"><text:tab/><text:tab/>public class Signal</text:p>
      <text:p text:style-name="Standard"/>
      <text:p text:style-name="Standard"><text:tab/><text:tab/>IsInGame takes nothing returns boolean</text:p>
      <text:p text:style-name="Standard"><text:tab/><text:tab/>IsInGameEx takes nothing returns boolean</text:p>
      <text:p text:style-name="Standard"><text:tab/><text:tab/>CopyItem takes item usedItem, real x, real y returns item</text:p>
      <text:p text:style-name="Standard"><text:tab/><text:tab/>GetItemTypeIdName takes integer itemTypeId returns string</text:p>
      <text:p text:style-name="Standard"><text:tab/><text:tab/>IsPlayerPlayingUser takes player whichPlayer returns boolean</text:p>
      <text:p text:style-name="Standard"><text:tab/><text:tab/>CountPlayingPlayers takes nothing returns integer</text:p>
      <text:p text:style-name="Standard"><text:tab/><text:tab/>CountPlayingUsers takes nothing returns integer</text:p>
      <text:p text:style-name="Standard"><text:tab/><text:tab/>FirstOfGroupEx takes group g returns unit</text:p>
      <text:p text:style-name="Standard"/>
      <text:p text:style-name="Standard"><text:tab/><text:tab/>UnitMoveItemToSlot takes unit usedUnit, item usedItem, integer slot returns boolean</text:p>
      <text:p text:style-name="Standard"><text:tab/><text:tab/>UnitUseItemOfSlot takes unit usedUnit, integer slot returns boolean</text:p>
      <text:p text:style-name="Standard"><text:tab/><text:tab/>UnitUseItemOfSlotOnTarget takes unit usedUnit, integer slot, widget target returns boolean</text:p>
      <text:p text:style-name="Standard"><text:tab/><text:tab/>UnitUseItemOfSlotOnPoint takes unit usedUnit, integer slot, real x, real y returns boolean</text:p>
      <text:p text:style-name="Standard"><text:tab/><text:tab/>UnitDropSlot takes unit usedUnit, integer slot0, integer slot1 returns boolean</text:p>
      <text:p text:style-name="Standard"><text:tab/><text:tab/>GetUnitMissingLife takes unit usedUnit returns real</text:p>
      <text:p text:style-name="Standard"><text:tab/><text:tab/>GetUnitMissingLifePercent takes unit usedUnit returns real</text:p>
      <text:p text:style-name="Standard"><text:tab/><text:tab/>GetUnitMissingMana takes unit usedUnit returns real</text:p>
      <text:p text:style-name="Standard"><text:tab/><text:tab/>GetUnitMissingManaPercent takes unit usedUnit returns real</text:p>
      <text:p text:style-name="Standard"><text:tab/><text:tab/>CopyUnit takes unit usedUnit, real x, real y, real facing, integer stateMethod returns unit</text:p>
      <text:p text:style-name="Standard"><text:tab/><text:tab/>CreateUnitsAtPoint takes integer count, integer unitTypeId, player whichPlayer, real x, real y, real face returns group</text:p>
      <text:p text:style-name="Standard"><text:tab/><text:tab/>CreateUnitsAtRect takes integer count, integer unitTypeId, player whichPlayer, rect whichRect, real face returns group</text:p>
      <text:p text:style-name="Standard"><text:tab/><text:tab/>CreateCorpsesAtPoint takes integer count, integer unitTypeId, player whichPlayer, real x, real y, real face returns group</text:p>
      <text:p text:style-name="Standard"><text:tab/><text:tab/>CreateUnitAtRect takes player whichPlayer, integer unitTypeId, rect whichRect, real facing returns unit</text:p>
      <text:p text:style-name="Standard"><text:tab/><text:tab/>CreateCorpseAtRect takes player whichPlayer, integer unitTypeId, rect whichRect, real facing returns unit</text:p>
      <text:p text:style-name="Standard"><text:soft-page-break/><text:tab/><text:tab/>PauseAllUnits takes boolean pause returns nothing</text:p>
      <text:p text:style-name="Standard"><text:tab/><text:tab/>GetHeroStrBonus takes unit hero returns integer</text:p>
      <text:p text:style-name="Standard"><text:tab/><text:tab/>GetHeroAgiBonus takes unit hero returns integer</text:p>
      <text:p text:style-name="Standard"><text:tab/><text:tab/>GetHeroIntBonus takes unit hero returns integer</text:p>
      <text:p text:style-name="Standard"/>
      <text:p text:style-name="Standard"><text:tab/>}</text:p>
      <text:p text:style-name="Standard"/>
      <text:p text:style-name="Standard"><text:tab/>public package EnvironmentModule</text:p>
      <text:p text:style-name="Standard"><text:tab/>{</text:p>
      <text:p text:style-name="Standard"><text:tab/><text:tab/>IsDestructableDead takes destructable usedDestructable returns boolean</text:p>
      <text:p text:style-name="Standard"><text:tab/><text:tab/>IsDestructableTree takes destructable usedDestructable returns boolean</text:p>
      <text:p text:style-name="Standard"><text:tab/><text:tab/>TreeFilter takes nothing returns boolean</text:p>
      <text:p text:style-name="Standard"/>
      <text:p text:style-name="Standard"><text:tab/><text:tab/>public function lightning CreateLightning(player whichPlayer, string whichCode, real x0, real y0, real z0, real x1, real y1, real z1)</text:p>
      <text:p text:style-name="Standard"><text:tab/><text:tab/>public function lightning CreateLightning(force whichForce, string whichCode, real x0, real y0, real z0, real x1, real y1, real z1)</text:p>
      <text:p text:style-name="Standard"><text:tab/><text:tab/>public function lightning CreateLightning(location location0, location location1)</text:p>
      <text:p text:style-name="Standard"><text:tab/><text:tab/>public function lightning CreateLightning(player whichPlayer, location location0, location location1)</text:p>
      <text:p text:style-name="Standard"><text:tab/><text:tab/>public function lightning CreateLightning(force whichForce, location location0, location location1)</text:p>
      <text:p text:style-name="Standard"/>
      <text:p text:style-name="Standard"><text:tab/><text:tab/>public function void PlaySound(player whichPlayer, sound whichSound)</text:p>
      <text:p text:style-name="Standard"><text:tab/><text:tab/>public function void PlaySound(string filePath)</text:p>
      <text:p text:style-name="Standard"><text:tab/><text:tab/>public function void PlaySound(string filePath, real x, real y, real z)</text:p>
      <text:p text:style-name="Standard"><text:tab/><text:tab/>public function void PlaySound(string filePath, unit whichUnit)</text:p>
      <text:p text:style-name="Standard"/>
      <text:p text:style-name="Standard"><text:tab/><text:tab/>public function void PlaySound(player whichPlayer, string filePath)</text:p>
      <text:p text:style-name="Standard"><text:tab/><text:tab/>public function void PlaySound(player whichPlayer, string filePath, real x, real y, real z)</text:p>
      <text:p text:style-name="P2"/>
      <text:p text:style-name="Text_20_body"><text:tab/><text:tab/>public function void PreloadSoundFile(string filePath)</text:p>
      <text:p text:style-name="Standard"/>
      <text:p text:style-name="Standard"><text:tab/><text:tab/>public function effect AddSpecialEffect(player whichPlayer, string modelPath, real x, real y)</text:p>
      <text:p text:style-name="Standard"><text:tab/><text:tab/>public function effect AddSpecialEffect(player whichPlayer, string modelPath, widget target, string attachPoint)</text:p>
      <text:p text:style-name="Standard"/>
      <text:p text:style-name="Standard"><text:tab/><text:tab/>public alias AddSpecialEffect CreateSpecialEffect;</text:p>
      <text:p text:style-name="Standard"><text:soft-page-break/></text:p>
      <text:p text:style-name="Standard"><text:tab/><text:tab/>public void ResetTerrainFog(player whichPlayer)</text:p>
      <text:p text:style-name="Standard"/>
      <text:p text:style-name="Standard"><text:tab/><text:tab/>SetTerrainSpacePathable takes real x, real y, pathingtype pathingType, boolean flag</text:p>
      <text:p text:style-name="Standard"><text:tab/><text:tab/>IsTerrainDeepWater takes real x, real y returns boolean</text:p>
      <text:p text:style-name="Standard"><text:tab/><text:tab/>IsTerrainShallowWater takes real x, real y returns boolean</text:p>
      <text:p text:style-name="Standard"><text:tab/><text:tab/>IsTerrainLand takes real x, real y returns boolean</text:p>
      <text:p text:style-name="Standard"><text:tab/><text:tab/>IsTerrainPlatform takes real x, real y returns boolean</text:p>
      <text:p text:style-name="Standard"><text:tab/><text:tab/>IsTerrainWalkable takes real x, real y, real maxRange returns boolean</text:p>
      <text:p text:style-name="Standard"/>
      <text:p text:style-name="Standard"><text:tab/><text:tab/>GetTimeOfDayElapsedHours takes nothing returns integer</text:p>
      <text:p text:style-name="Standard"><text:tab/><text:tab/>GetTimeOfDayElapsedMinutesInHour takes nothing returns integer</text:p>
      <text:p text:style-name="Standard"><text:tab/><text:tab/>GetTimeOfDayElapsedMinutes takes nothing returns integer</text:p>
      <text:p text:style-name="Standard"><text:tab/><text:tab/>GetTimeOfDayElapsedSecondsInMinute takes nothing returns integer</text:p>
      <text:p text:style-name="Standard"><text:tab/><text:tab/>GetTimeOfDayRemainingMinutes takes nothing returns integer</text:p>
      <text:p text:style-name="Standard"><text:tab/><text:tab/>GetTimeOfDayElapsedSeconds takes nothing returns integer</text:p>
      <text:p text:style-name="Standard"><text:tab/><text:tab/>GetTimeOfDayRemainingSeconds takes nothing returns integer</text:p>
      <text:p text:style-name="Standard"><text:tab/><text:tab/>GetTimeOfDayString takes nothing returns string</text:p>
      <text:p text:style-name="Standard"/>
      <text:p text:style-name="Standard"><text:tab/><text:tab/>MakeUnitMovable takes unit usedUnit, boolean movable returns nothing</text:p>
      <text:p text:style-name="Standard"><text:tab/><text:tab/>MakeUnitFlyable takes unit usedUnit returns nothing</text:p>
      <text:p text:style-name="Standard"><text:tab/><text:tab/>MakeUnitAttackable takes unit usedUnit, boolean attackable returns nothing</text:p>
      <text:p text:style-name="Standard"><text:tab/><text:tab/>IsUnitInvulnerable takes unit usedUnit returns boolean</text:p>
      <text:p text:style-name="Standard"><text:tab/><text:tab/>GetUnitAlliance( unit usedUnit, unit otherUnit returns integer</text:p>
      <text:p text:style-name="Standard"/>
      <text:p text:style-name="Standard"><text:tab/><text:tab/>public class TimeOfDay</text:p>
      <text:p text:style-name="Standard"><text:tab/><text:tab/>public class DamageRecorder</text:p>
      <text:p text:style-name="Standard"><text:tab/><text:tab/>public class DynamicLightning</text:p>
      <text:p text:style-name="Standard"><text:tab/><text:tab/>public class Jump</text:p>
      <text:p text:style-name="Standard"><text:tab/><text:tab/>public class Missile</text:p>
      <text:p text:style-name="Standard"/>
      <text:p text:style-name="Standard"/>
      <text:p text:style-name="Standard"/>
      <text:p text:style-name="Standard"/>
      <text:p text:style-name="Standard"><text:soft-page-break/><text:tab/>}</text:p>
      <text:p text:style-name="Standard"/>
      <text:p text:style-name="Standard"><text:tab/>public package MathsModule</text:p>
      <text:p text:style-name="Standard"><text:tab/>{</text:p>
      <text:p text:style-name="Standard"><text:tab/><text:tab/><text:tab/>// conversion</text:p>
      <text:p text:style-name="Standard"><text:tab/><text:tab/><text:tab/>public function string I2A(integer value, string charPool);</text:p>
      <text:p text:style-name="Standard"><text:tab/><text:tab/><text:tab/>public function sinteger A2I(string value, string charPool);</text:p>
      <text:p text:style-name="Standard"><text:tab/><text:tab/><text:tab/>public function string I2Roman(integer value);</text:p>
      <text:p text:style-name="Standard"><text:tab/><text:tab/><text:tab/>public function string<text:tab/>I2Binary(integer value);</text:p>
      <text:p text:style-name="Standard"><text:tab/><text:tab/><text:tab/>public function integer Binary2I(string value);</text:p>
      <text:p text:style-name="Standard"><text:tab/><text:tab/><text:tab/>public function string<text:tab/>I2Octal(integer value);</text:p>
      <text:p text:style-name="Standard"><text:tab/><text:tab/><text:tab/>public function integer Octal2I(string value);</text:p>
      <text:p text:style-name="Standard"><text:tab/><text:tab/><text:tab/>public function string I2Hexadecimal(integer value);</text:p>
      <text:p text:style-name="Standard"><text:tab/><text:tab/><text:tab/>public function integer Hexadicmal2I(string value);</text:p>
      <text:p text:style-name="Standard"/>
      <text:p text:style-name="Standard"><text:tab/><text:tab/><text:tab/>// real</text:p>
      <text:p text:style-name="P1"><text:tab/><text:tab/><text:tab/>public function real RoundTo(real base, real interval)</text:p>
      <text:p text:style-name="P1"><text:tab/><text:tab/><text:tab/>public function real JumpParabola(real distance, real maxDistance, real curve)</text:p>
      <text:p text:style-name="P1"><text:tab/><text:tab/><text:tab/>public function real ParabolaZ(real maxHeight, real distance, real x)</text:p>
      <text:p text:style-name="Standard"><text:tab/><text:tab/><text:tab/>public function real Log(real x, integer iterations)</text:p>
      <text:p text:style-name="Standard"><text:tab/><text:tab/><text:tab/>public function real Logarithm(real base, real x, integer iterations)</text:p>
      <text:p text:style-name="Standard"><text:tab/><text:tab/><text:tab/>public function real GetRandomFacing()</text:p>
      <text:p text:style-name="P1"/>
      <text:p text:style-name="P1"><text:tab/><text:tab/><text:tab/>// point</text:p>
      <text:p text:style-name="Standard"><text:tab/><text:tab/><text:tab/>public function real GetTerrainZ(real x, real y)</text:p>
      <text:p text:style-name="Standard"><text:tab/><text:tab/><text:tab/>public function real GetPointZ( real x, real y)</text:p>
      <text:p text:style-name="Standard"><text:tab/><text:tab/><text:tab/>public function real GetDistanceBetweenPoints takes real x0, real y0, real z0, real x1, real y1, real z1)</text:p>
      <text:p text:style-name="Standard"><text:tab/><text:tab/><text:tab/>public function location GetCentreBetweenPoints(real x0, real y0, real x1, real y1)</text:p>
      <text:p text:style-name="Standard"><text:tab/><text:tab/><text:tab/>public function real GetPolarProjectionX(real x, real angle, real distance)</text:p>
      <text:p text:style-name="Standard"><text:tab/><text:tab/><text:tab/>public function real GetPolarProjectionY(real Y, real angle, real distance)</text:p>
      <text:p text:style-name="Standard"><text:tab/><text:tab/><text:tab/>public function location GetPolarProjectionOfPoint(real x, real y, real angle, real distance)</text:p>
      <text:p text:style-name="Standard"><text:tab/><text:tab/><text:tab/>public function real GetAngleBetweenPoints(real x0, real y0, real x1, real y1)</text:p>
      <text:p text:style-name="Standard"><text:tab/><text:tab/><text:tab/>public function real GetAngleBetweenPointsFromCentre(real centreX, real centreY, real x0, real y0, real x1, real y1)</text:p>
      <text:p text:style-name="Standard"/>
      <text:p text:style-name="Standard"><text:soft-page-break/></text:p>
      <text:p text:style-name="Standard"><text:tab/><text:tab/><text:tab/>// rect</text:p>
      <text:p text:style-name="Standard"><text:tab/><text:tab/><text:tab/>GetRectsBorderRect takes rect rect0, rect rect1 returns rect</text:p>
      <text:p text:style-name="Standard"><text:tab/><text:tab/><text:tab/>RectFromPointSize takes real x, real y, real width, real height returns rect</text:p>
      <text:p text:style-name="Standard"><text:tab/><text:tab/><text:tab/>SetRectByCoordinates takes rect usedRect, real x1, real y1, real x2, real y2, real x3, real y3, real x4, real y4</text:p>
      <text:p text:style-name="Standard"><text:tab/><text:tab/><text:tab/>GetGroupInRectByCoordinates takes real x1, real y1, real x2, real y2, real x3, real y3, real x4, real y4 returns group</text:p>
      <text:p text:style-name="Standard"/>
      <text:p text:style-name="Standard"><text:tab/><text:tab/><text:tab/>// handle</text:p>
      <text:p text:style-name="Standard"><text:tab/><text:tab/><text:tab/>private template &lt; T &gt;</text:p>
      <text:p text:style-name="Standard"><text:tab/><text:tab/><text:tab/>{</text:p>
      <text:p text:style-name="Standard"><text:tab/><text:tab/><text:tab/><text:tab/>function real GetZ(T value);</text:p>
      <text:p text:style-name="Standard"><text:tab/><text:tab/><text:tab/><text:tab/>function real GetDistanceBetween(T value0, T value1, real z0, real z1)</text:p>
      <text:p text:style-name="Standard"><text:tab/><text:tab/><text:tab/><text:tab/>function location GetCentreBetween(T value0, T value1)</text:p>
      <text:p text:style-name="Standard"><text:s text:c="16"/><text:tab/><text:tab/><text:tab/>function real GetPolarProjectionX(T value, real angle, real distance)</text:p>
      <text:p text:style-name="Standard"><text:tab/><text:tab/><text:tab/><text:tab/>function real GetPolarProjectionY(T value, real angle, real distance)</text:p>
      <text:p text:style-name="Standard"><text:tab/><text:tab/><text:tab/><text:tab/>function real GetAngleBetween(T value0, T value1)</text:p>
      <text:p text:style-name="Standard"><text:tab/><text:tab/><text:tab/><text:tab/>function rect RectFromSize(T value, real width, real height)</text:p>
      <text:p text:style-name="Standard"><text:tab/><text:tab/><text:tab/>}</text:p>
      <text:p text:style-name="Standard"/>
      <text:p text:style-name="Standard"><text:tab/><text:tab/><text:tab/>// Create templates for types widget, unit, destructable and item.</text:p>
      <text:p text:style-name="Standard"><text:tab/><text:tab/><text:tab/>public alias GetZ&lt;widget&gt; GetWidgetZ;</text:p>
      <text:p text:style-name="Standard"><text:tab/><text:tab/><text:tab/>public alias GetDistanceBetween&lt;widget&gt; GetDistanceBetweenWidgets;</text:p>
      <text:p text:style-name="Standard"><text:tab/><text:tab/><text:tab/>public alias GetCentreBetween&lt;widget&gt; GetCentreBetweenWidgets;</text:p>
      <text:p text:style-name="Standard"><text:tab/><text:tab/><text:tab/>public alias GetPolarProjectionX&lt;widget&gt; GetWidgetPolarProjectionX;</text:p>
      <text:p text:style-name="Standard"><text:tab/><text:tab/><text:tab/>public alias GetPolarProjectionY&lt;widget&gt; GetWidgetPolarProjectionY;</text:p>
      <text:p text:style-name="Standard"/>
      <text:p text:style-name="Standard"><text:tab/><text:tab/><text:tab/>// unit</text:p>
      <text:p text:style-name="Standard"><text:tab/><text:tab/><text:tab/>GetDistanceBetweenUnitsWithZ takes unit unit0, unit unit1 returns real</text:p>
      <text:p text:style-name="Standard"><text:tab/><text:tab/><text:tab/> SetUnitPolarProjectionPosition takes unit usedUnit, real angle, real distance returns nothing</text:p>
      <text:p text:style-name="Standard"><text:tab/><text:tab/><text:tab/>SetUnitZ takes unit usedUnit, real z returns nothing</text:p>
      <text:p text:style-name="Standard"><text:tab/><text:tab/><text:tab/>SetUnitXIfNotBlocked takes unit usedUnit, real oldX, real oldY, real x returns boolean</text:p>
      <text:p text:style-name="Standard"><text:tab/><text:tab/><text:tab/>SetUnitYIfNotBlocked takes unit usedUnit, real oldX, real oldY, real y returns boolean</text:p>
      <text:p text:style-name="Standard"><text:tab/><text:tab/><text:tab/>SetUnitXYIfNotBlocked takes unit usedUnit, real oldX, real oldY, real x, real y returns boolean</text:p>
      <text:p text:style-name="Standard"><text:tab/><text:tab/><text:tab/>FindClosestUnit takes group g, real x, real y returns unit</text:p>
      <text:p text:style-name="Standard"><text:soft-page-break/><text:tab/><text:tab/><text:tab/>FindClosestUnitByLocation takes group g, location loc returns unit</text:p>
      <text:p text:style-name="Standard"><text:tab/><text:tab/><text:tab/>FindClosestUnitByRect takes group usedGroup, rect usedRect returns unit</text:p>
      <text:p text:style-name="Standard"><text:tab/><text:tab/><text:tab/>IsUnitOnRect takes unit u, rect r returns boolean</text:p>
      <text:p text:style-name="Standard"><text:tab/><text:tab/><text:tab/>SetUnitFacingToFaceUnit takes unit whichUnit, unit target returns nothing</text:p>
      <text:p text:style-name="Standard"><text:tab/><text:tab/><text:tab/>SetUnitFacingToFaceRectTimed takes unit whichUnit, rect whichRect, real duration returns nothing</text:p>
      <text:p text:style-name="Standard"><text:tab/><text:tab/><text:tab/>SetUnitPositionRect takes unit whichUnit, rect whichRect returns nothing</text:p>
      <text:p text:style-name="Standard"><text:tab/><text:tab/><text:tab/>SetUnitPositionRectFacing takes unit whichUnit, rect whichRect, real facing returns nothing</text:p>
      <text:p text:style-name="Standard"><text:tab/><text:tab/><text:tab/>SetUnitToRandomPointOfRect takes unit whichUnit, rect whichRect returns nothing</text:p>
      <text:p text:style-name="Standard"><text:tab/><text:tab/><text:tab/>IssueRectOrder takes unit whichUnit, string order, rect whichRect returns boolean</text:p>
      <text:p text:style-name="Standard"><text:tab/><text:tab/><text:tab/>IssueRectOrderById takes unit whichUnit, integer order, rect whichRect returns boolean</text:p>
      <text:p text:style-name="Standard"/>
      <text:p text:style-name="Standard"><text:tab/><text:tab/><text:tab/>// item</text:p>
      <text:p text:style-name="Standard"><text:tab/><text:tab/><text:tab/>public function void SetItemPolarProjectionPosition(item whichItem, real angle, real distance)</text:p>
      <text:p text:style-name="Standard"><text:tab/><text:tab/><text:tab/>public function real GetDistanceBetweenLocations(location location0, location location1)</text:p>
      <text:p text:style-name="Standard"><text:tab/><text:tab/><text:tab/>public function location GetCentreBetweenLocations(location location0, location location1)</text:p>
      <text:p text:style-name="Standard"><text:tab/><text:tab/><text:tab/>public function real GetAngleBetweenLocationsFromCentre(location centre, location location0, location location1)</text:p>
      <text:p text:style-name="Standard"/>
      <text:p text:style-name="Standard"/>
      <text:p text:style-name="Standard"><text:tab/><text:tab/><text:tab/>public class Vector3</text:p>
      <text:p text:style-name="Standard"><text:tab/><text:tab/><text:tab/>public class Circle</text:p>
      <text:p text:style-name="Standard"><text:tab/><text:tab/><text:tab/>public class Matrix</text:p>
      <text:p text:style-name="Standard"/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5T09:17:29.10</meta:creation-date>
    <meta:generator>OpenOffice.org/3.1$Win32 OpenOffice.org_project/310m11$Build-9399</meta:generator>
    <dc:date>2010-06-15T10:17:50.59</dc:date>
    <meta:editing-duration>PT01H00M09S</meta:editing-duration>
    <meta:editing-cycles>26</meta:editing-cycles>
    <meta:document-statistic meta:table-count="0" meta:image-count="0" meta:object-count="0" meta:page-count="6" meta:paragraph-count="162" meta:word-count="1156" meta:character-count="9881"/>
  </office:meta>
</office:document-meta>
</file>